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>
      <style:text-properties officeooo:paragraph-rsid="001d6541"/>
    </style:style>
    <style:style style:name="P3" style:family="paragraph" style:parent-style-name="Standard">
      <style:text-properties officeooo:rsid="000f1610" officeooo:paragraph-rsid="001f0e9f"/>
    </style:style>
    <style:style style:name="P4" style:family="paragraph" style:parent-style-name="Standard">
      <style:text-properties officeooo:rsid="001e2b7a" officeooo:paragraph-rsid="001f0e9f"/>
    </style:style>
    <style:style style:name="P5" style:family="paragraph" style:parent-style-name="Standard">
      <style:text-properties officeooo:rsid="001f0e9f" officeooo:paragraph-rsid="001f0e9f"/>
    </style:style>
    <style:style style:name="P6" style:family="paragraph" style:parent-style-name="Standard">
      <style:text-properties fo:font-weight="normal" officeooo:rsid="0020b8a0" officeooo:paragraph-rsid="0020b8a0" style:font-weight-asian="normal" style:font-weight-complex="normal"/>
    </style:style>
    <style:style style:name="P7" style:family="paragraph" style:parent-style-name="Standard">
      <style:text-properties fo:font-weight="normal" officeooo:rsid="002d1ae9" officeooo:paragraph-rsid="002d1ae9" style:font-weight-asian="normal" style:font-weight-complex="normal"/>
    </style:style>
    <style:style style:name="P8" style:family="paragraph" style:parent-style-name="Standard">
      <style:text-properties fo:font-weight="normal" officeooo:rsid="00308582" officeooo:paragraph-rsid="00308582" style:font-weight-asian="normal" style:font-weight-complex="normal"/>
    </style:style>
    <style:style style:name="P9" style:family="paragraph" style:parent-style-name="Standard">
      <style:text-properties officeooo:paragraph-rsid="002d1ae9"/>
    </style:style>
    <style:style style:name="P10" style:family="paragraph" style:parent-style-name="Standard">
      <style:text-properties officeooo:rsid="002a0e0b" officeooo:paragraph-rsid="002d1ae9"/>
    </style:style>
    <style:style style:name="P11" style:family="paragraph" style:parent-style-name="Standard">
      <style:text-properties style:font-name="Liberation Mono" fo:font-size="11pt" fo:font-weight="normal" officeooo:rsid="0020b8a0" officeooo:paragraph-rsid="0020b8a0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rsid="001873f1" officeooo:paragraph-rsid="001d6541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fo:font-weight="normal" officeooo:rsid="001d6541" style:font-weight-asian="normal" style:font-weight-complex="normal"/>
    </style:style>
    <style:style style:name="T6" style:family="text">
      <style:text-properties officeooo:rsid="000d04e9"/>
    </style:style>
    <style:style style:name="T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fo:font-weight="bold" officeooo:rsid="001b846d" style:font-size-asian="10pt" style:font-weight-asian="bold" style:font-size-complex="10pt" style:font-weight-complex="bold"/>
    </style:style>
    <style:style style:name="T9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Liberation Mono" fo:font-size="11pt" fo:font-weight="bold" officeooo:rsid="002d1ae9" style:font-size-asian="11pt" style:font-weight-asian="bold" style:font-size-complex="11pt" style:font-weight-complex="bold"/>
    </style:style>
    <style:style style:name="T11" style:family="text">
      <style:text-properties style:font-name="Liberation Mono" fo:font-size="11pt" fo:font-weight="bold" officeooo:rsid="0020b8a0" style:font-size-asian="11pt" style:font-weight-asian="bold" style:font-size-complex="11pt" style:font-weight-complex="bold"/>
    </style:style>
    <style:style style:name="T12" style:family="text">
      <style:text-properties style:font-name="Liberation Mono" fo:font-size="11pt" fo:font-weight="bold" officeooo:rsid="0022a6d4" style:font-size-asian="11pt" style:font-weight-asian="bold" style:font-size-complex="11pt" style:font-weight-complex="bold"/>
    </style:style>
    <style:style style:name="T13" style:family="text">
      <style:text-properties style:font-name="Liberation Mono" fo:font-size="11pt" fo:font-weight="bold" officeooo:rsid="002b2cc8" style:font-size-asian="11pt" style:font-weight-asian="bold" style:font-size-complex="11pt" style:font-weight-complex="bold"/>
    </style:style>
    <style:style style:name="T14" style:family="text">
      <style:text-properties officeooo:rsid="001873f1"/>
    </style:style>
    <style:style style:name="T15" style:family="text">
      <style:text-properties officeooo:rsid="001d6541"/>
    </style:style>
    <style:style style:name="T16" style:family="text">
      <style:text-properties officeooo:rsid="001e2b7a"/>
    </style:style>
    <style:style style:name="T17" style:family="text">
      <style:text-properties officeooo:rsid="001f0e9f"/>
    </style:style>
    <style:style style:name="T18" style:family="text">
      <style:text-properties officeooo:rsid="0022a6d4"/>
    </style:style>
    <style:style style:name="T19" style:family="text">
      <style:text-properties officeooo:rsid="00246fd6"/>
    </style:style>
    <style:style style:name="T20" style:family="text">
      <style:text-properties officeooo:rsid="0026690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0b8a0" style:font-weight-asian="normal" style:font-weight-complex="normal"/>
    </style:style>
    <style:style style:name="T23" style:family="text">
      <style:text-properties fo:font-weight="normal" officeooo:rsid="00294d60" style:font-weight-asian="normal" style:font-weight-complex="normal"/>
    </style:style>
    <style:style style:name="T24" style:family="text">
      <style:text-properties fo:font-weight="normal" officeooo:rsid="0022a6d4" style:font-weight-asian="normal" style:font-weight-complex="normal"/>
    </style:style>
    <style:style style:name="T25" style:family="text">
      <style:text-properties fo:font-weight="normal" officeooo:rsid="00246fd6" style:font-weight-asian="normal" style:font-weight-complex="normal"/>
    </style:style>
    <style:style style:name="T26" style:family="text">
      <style:text-properties fo:font-weight="normal" officeooo:rsid="002da001" style:font-weight-asian="normal" style:font-weight-complex="normal"/>
    </style:style>
    <style:style style:name="T27" style:family="text">
      <style:text-properties fo:font-weight="normal" officeooo:rsid="00308582" style:font-weight-asian="normal" style:font-weight-complex="normal"/>
    </style:style>
    <style:style style:name="T28" style:family="text">
      <style:text-properties fo:font-weight="normal" officeooo:rsid="002d1ae9" style:font-weight-asian="normal" style:font-weight-complex="normal"/>
    </style:style>
    <style:style style:name="T29" style:family="text">
      <style:text-properties officeooo:rsid="002c4bc2"/>
    </style:style>
    <style:style style:name="T30" style:family="text">
      <style:text-properties officeooo:rsid="002da001"/>
    </style:style>
    <style:style style:name="T31" style:family="text">
      <style:text-properties officeooo:rsid="002f02f4"/>
    </style:style>
    <style:style style:name="T32" style:family="text">
      <style:text-properties officeooo:rsid="00310c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6">pružaju</text:span> informacije vezane isključivo za razumevanje teksta zadatka<text:line-break/><text:tab/><text:span text:style-name="T6">i pomoć oko korišćnja programskih alata</text:span>.</text:p>
      <text:p text:style-name="P2">9.<text:tab/><text:span text:style-name="T14">Nazivi promenljivih koje se inicijalno nalaze u zad.S fajlu se </text:span><text:span text:style-name="T2">ne smeju menjati</text:span><text:span text:style-name="T14">.<text:tab/>Njihove <text:tab/>vrednosti se mogu (i trebaju) menjati, da se ispitaju razni ulazi za program.</text:span></text:p>
      <text:p text:style-name="P2"><text:span text:style-name="T14"><text:tab/>Sadržaji stringova koji su zadati u zad.S fajlu se takođe </text:span><text:span text:style-name="T2">ne smeju menjati</text:span><text:span text:style-name="T14">.<text:tab/></text:span></text:p>
      <text:p text:style-name="P12"><text:tab/>Ukoliko je potrebno, mogu se dodavati nove promenljive.</text:p>
      <text:p text:style-name="P1"><text:span text:style-name="T4">1</text:span><text:span text:style-name="T5">0</text:span><text:span text:style-name="T4">.</text:span><text:tab/>Test se snima.</text:p>
      <text:p text:style-name="Standard">1<text:span text:style-name="T15">1</text:span>.<text:tab/>Test traje 2 sata i 45 minuta.</text:p>
      <text:p text:style-name="Standard"/>
      <text:p text:style-name="Standard"><text:span text:style-name="T3">Zadatak</text:span>:</text:p>
      <text:p text:style-name="P6">Napisati asemblerski program koji proverava da li je <text:span text:style-name="T18">logička </text:span>adresa<text:span text:style-name="T18"> </text:span>validna (<text:span text:style-name="T30">da li se <text:s/></text:span>nalazi u opsegu [0,gr<text:span text:style-name="T29">-1],</text:span> gde je gr vrednost grani<text:span text:style-name="T18">č</text:span>nog registra). Ulaz programa su dva stringa<text:span text:style-name="T20"> maksimalne dužine 100 znakova</text:span>, u prvom se nalaze sadržaji registara r1 i r2 i vrednost graničnog registra gr, dok drugi predstavlja adresiranje memorije. Prvi string se unosi u obliku tri <text:span text:style-name="T19">neoznačena 32‑bitna </text:span>dekadna broja razdvojena razmacima (smatrati da će ulaz za prvi string uvek sadržavati tri grupe znakova razdvojene sa tačno jednim razmakom, bez razmaka na početku i kraju). Drugi string se unosi kao adresiranje memorije u obliku</text:p>
      <text:p text:style-name="P6"><text:tab/><text:span text:style-name="T9">(reg1,reg2,mnozilac)</text:span></text:p>
      <text:p text:style-name="P9"><text:span text:style-name="T22">gde </text:span><text:span text:style-name="T23">su</text:span><text:span text:style-name="T26"> validne vrednosti za</text:span><text:span text:style-name="T22"> </text:span><text:span text:style-name="T11">reg1</text:span><text:span text:style-name="T22"> i </text:span><text:span text:style-name="T11">reg2</text:span><text:span text:style-name="T22"> jedan od registara iz skupa {"r1","r2"}, a</text:span><text:span text:style-name="T26"> za</text:span><text:span text:style-name="T22"> </text:span><text:span text:style-name="T10">mn</text:span><text:span text:style-name="T11">o</text:span><text:span text:style-name="T10">z</text:span><text:span text:style-name="T11">ilac</text:span><text:span text:style-name="T22"> je vrednost iz skupa {1,2,4,8}. Smatrati da će se u ulaznom stringu na mestima </text:span><text:span text:style-name="T11">reg1</text:span><text:span text:style-name="T27"> i</text:span><text:span text:style-name="T22"> </text:span><text:span text:style-name="T11">reg</text:span><text:span text:style-name="T10">2</text:span><text:span text:style-name="T22"> </text:span><text:span text:style-name="T27">nalaziti podstringovi dužine 2 znaka, da će se na mestu</text:span><text:span text:style-name="T22"> </text:span><text:span text:style-name="T10">mn</text:span><text:span text:style-name="T11">o</text:span><text:span text:style-name="T10">z</text:span><text:span text:style-name="T11">ilac</text:span><text:span text:style-name="T22"> nalaziti </text:span><text:span text:style-name="T27">podstring dužine 1 znak</text:span><text:span text:style-name="T25">, kao i da će neophodne zagrade i zarezi uvek biti prisutni</text:span><text:span text:style-name="T22">.</text:span><text:span text:style-name="T24"> Adresa u memoriji se dobija kao </text:span><text:span text:style-name="T27"><text:tab/></text:span><text:span text:style-name="T12">reg1+reg2*mnozilac</text:span><text:span text:style-name="T24">.</text:span></text:p>
      <text:p text:style-name="P10"><text:span text:style-name="T21">Ako se desi greška prilikom rada programa, ispisati poruku o grešci i završiti rad.</text:span><text:span text:style-name="T28"> </text:span><text:span text:style-name="T21">Ukoliko se dobije nevalidna adresa, ispisati poruku </text:span><text:span text:style-name="T9">greska</text:span><text:span text:style-name="T13">1</text:span><text:span text:style-name="T21">. Ukoliko se desi greška kod unosa vrednosti registara, ispisati poruku </text:span><text:span text:style-name="T9">greska</text:span><text:span text:style-name="T13">2</text:span><text:span text:style-name="T21">. Ukoliko se desi greška kod unosa adresiranja, ispisati poruku </text:span><text:span text:style-name="T9">greska</text:span><text:span text:style-name="T13">3</text:span><text:span text:style-name="T21">.</text:span><text:span text:style-name="T26"> Ako greške nije bilo, ispisati dekadnu vrednost adrese.</text:span></text:p>
      <text:p text:style-name="P7"><text:span text:style-name="T32">Izlazni kod</text:span> programa treba da bude <text:span text:style-name="T9">0</text:span> ako nije bilo gre<text:span text:style-name="T31">š</text:span>ke, a <text:span text:style-name="T9">1</text:span> ako jeste.</text:p>
      <text:p text:style-name="P6"/>
      <text:p text:style-name="P8">Primer upotrebe:</text:p>
      <text:p text:style-name="P8"/>
      <text:p text:style-name="P11">Unesite vrednosti r1 r2 gr: 123 456 1948</text:p>
      <text:p text:style-name="P11">Unesite adresiranje: (r1,r2,4)</text:p>
      <text:p text:style-name="P11">Adresa: 1947</text:p>
      <text:p text:style-name="P6"/>
      <text:p text:style-name="P4">Bodovanje zadatka će u velikoj meri zavisiti od procenta uspešnih testova.</text:p>
      <text:p text:style-name="P5">Napomena: ukoliko testovi koji ne treba da izazovu grešku ne prolaze, testovi koji treba da izazovu grešku se ne uzimaju kao validni.</text:p>
      <text:p text:style-name="P3"/>
      <text:p text:style-name="P3">Pored testova koji su unapred dati (automatizovano testiranje sa <text:span text:style-name="T7">./</text:span><text:span text:style-name="T8">t</text:span><text:span text:style-name="T7">estiraj.sh </text:span><text:span text:style-name="T8">zad.S</text:span>), prilikom <text:soft-page-break/>pregledanja <text:span text:style-name="T17">rešenje</text:span> će se testirati sa još dodatnih testova, te je potrebno testirati i sa drugim ulazima<text:span text:style-name="T17">.</text:span></text:p>
      <text:p text:style-name="P3"><text:span text:style-name="T17">Napomena: </text:span><text:span text:style-name="T8">t</text:span><text:span text:style-name="T7">estiraj.sh</text:span><text:span text:style-name="T16"> ima smisla pokretati tek kada je zadatak završen.</text:span></text:p>
      <text:p text:style-name="Standard"/>
      <text:p text:style-name="Standard">Za<text:bookmark-start text:name="__DdeLink__728_883297939"/> <text:bookmark-end text:name="__DdeLink__728_883297939"/>kompletno odrađen zadatak se dobija <text:span text:style-name="T16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9-05-21T09:03:33.807120835</dc:date>
    <meta:editing-duration>PT2H58M31S</meta:editing-duration>
    <meta:editing-cycles>42</meta:editing-cycles>
    <meta:generator>LibreOffice/4.2.8.2$Linux_X86_64 LibreOffice_project/420m0$Build-2</meta:generator>
    <meta:document-statistic meta:table-count="0" meta:image-count="0" meta:object-count="0" meta:page-count="2" meta:paragraph-count="30" meta:word-count="487" meta:character-count="3076" meta:non-whitespace-character-count="2610"/>
  </office:meta>
</office:document-meta>
</file>